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'ubuntu mono', Consolas, source-code-pro, monospace, 'courier new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29303b" style:font-name="sf pro text" fo:font-size="11.25pt" fo:letter-spacing="normal" fo:font-style="normal" fo:font-weight="normal"/>
    </style:style>
    <style:style style:name="P2" style:family="paragraph" style:parent-style-name="Text_20_body">
      <style:paragraph-properties fo:margin-left="0.5in" fo:margin-right="0.5in" fo:margin-top="0in" fo:margin-bottom="0.2083in" loext:contextual-spacing="false" fo:text-indent="0in" style:auto-text-indent="false"/>
    </style:style>
    <style:style style:name="P3" style:family="paragraph" style:parent-style-name="Text_20_body">
      <style:paragraph-properties fo:margin-left="0.5in" fo:margin-right="0.5in" fo:margin-top="0in" fo:margin-bottom="0.2083in" loext:contextual-spacing="false" fo:text-indent="0in" style:auto-text-indent="false"/>
      <style:text-properties fo:font-size="13.5pt" fo:background-color="#ffffff" loext:padding="0in" loext:border="none"/>
    </style:style>
    <style:style style:name="P4" style:family="paragraph" style:parent-style-name="Text_20_body">
      <style:paragraph-properties fo:margin-left="0.5in" fo:margin-right="0.5in" fo:margin-top="0in" fo:margin-bottom="0in" loext:contextual-spacing="false" fo:text-indent="0in" style:auto-text-indent="false"/>
      <style:text-properties loext:padding="0in" loext:border="none"/>
    </style:style>
    <style:style style:name="P5" style:family="paragraph" style:parent-style-name="Standard">
      <style:paragraph-properties fo:margin-left="0.5in" fo:margin-right="0.5in" fo:margin-top="0in" fo:margin-bottom="0.25in" loext:contextual-spacing="false" fo:line-height="128%" fo:text-indent="0in" style:auto-text-indent="false"/>
      <style:text-properties fo:font-size="27pt" fo:font-weight="normal" fo:background-color="#ffffff" loext:padding="0in" loext:border="none"/>
    </style:style>
    <style:style style:name="P6" style:family="paragraph" style:parent-style-name="Preformatted_20_Text">
      <style:paragraph-properties fo:margin-left="0.5in" fo:margin-right="0.5in" fo:margin-top="0in" fo:margin-bottom="0.1043in" loext:contextual-spacing="false" fo:line-height="143%" fo:text-indent="0in" style:auto-text-indent="false" fo:padding="0in" fo:border="none"/>
      <style:text-properties fo:color="#505763" style:font-name="Monaco" fo:font-size="9pt" fo:background-color="#ffffff" loext:padding="0in" loext:border="none"/>
    </style:style>
    <style:style style:name="T1" style:family="text">
      <style:text-properties fo:font-size="13.5pt" fo:font-weight="bold" fo:background-color="#ffffff" loext:char-shading-value="0" loext:padding="0in" loext:border="none"/>
    </style:style>
    <style:style style:name="T2" style:family="text">
      <style:text-properties fo:font-size="13.5pt" fo:background-color="#ffffff" loext:char-shading-value="0" loext:padding="0in" loext:border="none"/>
    </style:style>
    <style:style style:name="T3" style:family="text">
      <style:text-properties fo:color="#29303b"/>
    </style:style>
    <style:style style:name="T4" style:family="text">
      <style:text-properties fo:color="#46c28e"/>
    </style:style>
    <style:style style:name="T5" style:family="text">
      <style:text-properties fo:color="#b35a1b"/>
    </style:style>
    <style:style style:name="T6" style:family="text">
      <style:text-properties fo:color="#ec5252" style:font-name="sfmono-regular" fo:font-size="12pt" fo:background-color="#f2f3f5" loext:char-shading-value="0" loext:padding-left="0.0417in" loext:padding-right="0.0417in" loext:padding-top="0.0209in" loext:padding-bottom="0.0209in" loext:border="0.06pt solid #dedfe0"/>
    </style:style>
    <style:style style:name="T7" style:family="text">
      <style:text-properties fo:color="#cacbcc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SON Data Deep Dive</text:p>
      <text:p text:style-name="P2"><text:span text:style-name="T2">Typically, data is transferred as "</text:span><text:span text:style-name="Strong_20_Emphasis"><text:span text:style-name="T1">JSON</text:span></text:span><text:span text:style-name="T2">" data between your client-side code and your backend ("the server").</text:span></text:p>
      <text:p text:style-name="P2"><text:span text:style-name="T2">JSON stands for </text:span><text:span text:style-name="Strong_20_Emphasis"><text:span text:style-name="T1">J</text:span></text:span><text:span text:style-name="T2">ava</text:span><text:span text:style-name="Strong_20_Emphasis"><text:span text:style-name="T1">S</text:span></text:span><text:span text:style-name="T2">cript </text:span><text:span text:style-name="Strong_20_Emphasis"><text:span text:style-name="T1">O</text:span></text:span><text:span text:style-name="T2">bject </text:span><text:span text:style-name="Strong_20_Emphasis"><text:span text:style-name="T1">N</text:span></text:span><text:span text:style-name="T2">otation and it looks like this:</text:span></text:p>
      <text:p text:style-name="P6"><text:span text:style-name="T3">{ <text:s text:c="3"/></text:span><text:span text:style-name="T4">"name"</text:span><text:span text:style-name="T3">: </text:span><text:span text:style-name="T4">"Max"</text:span><text:span text:style-name="T3">, <text:s text:c="3"/></text:span><text:span text:style-name="T4">"age"</text:span><text:span text:style-name="T3">: 30, <text:s text:c="3"/></text:span><text:span text:style-name="T4">"hobbies"</text:span><text:span text:style-name="T3">: [ <text:s text:c="7"/>{ </text:span><text:span text:style-name="T4">"id"</text:span><text:span text:style-name="T3">: </text:span><text:span text:style-name="T4">"h1"</text:span><text:span text:style-name="T3">, </text:span><text:span text:style-name="T4">"title"</text:span><text:span text:style-name="T3">: </text:span><text:span text:style-name="T4">"Sports"</text:span><text:span text:style-name="T3"> }, <text:s text:c="7"/>{ </text:span><text:span text:style-name="T4">"id"</text:span><text:span text:style-name="T3">: </text:span><text:span text:style-name="T4">"h2"</text:span><text:span text:style-name="T3">, </text:span><text:span text:style-name="T4">"title"</text:span><text:span text:style-name="T3">: </text:span><text:span text:style-name="T4">"Cooking"</text:span><text:span text:style-name="T3"> } <text:s text:c="3"/>], <text:s text:c="3"/></text:span><text:span text:style-name="T4">"isInstructor"</text:span><text:span text:style-name="T3">: </text:span><text:span text:style-name="T5">true</text:span><text:span text:style-name="T3">}</text:span></text:p>
      <text:p text:style-name="P2"><text:span text:style-name="T2">JSON data supports </text:span><text:span text:style-name="Strong_20_Emphasis"><text:span text:style-name="T1">objects</text:span></text:span><text:span text:style-name="T2"> (</text:span><text:span text:style-name="Source_20_Text"><text:span text:style-name="T6">{}</text:span></text:span><text:span text:style-name="T2">), </text:span><text:span text:style-name="Strong_20_Emphasis"><text:span text:style-name="T1">arrays</text:span></text:span><text:span text:style-name="T2"> (</text:span><text:span text:style-name="Source_20_Text"><text:span text:style-name="T6">[]</text:span></text:span><text:span text:style-name="T2">), </text:span><text:span text:style-name="Strong_20_Emphasis"><text:span text:style-name="T1">strings</text:span></text:span><text:span text:style-name="T2"> (MUST use double-quotes!), </text:span><text:span text:style-name="Strong_20_Emphasis"><text:span text:style-name="T1">numbers</text:span></text:span><text:span text:style-name="T2"> (NO quotes) and </text:span><text:span text:style-name="Strong_20_Emphasis"><text:span text:style-name="T1">booleans</text:span></text:span><text:span text:style-name="T2"> (also NO quotes).</text:span></text:p>
      <text:p text:style-name="P2"><text:span text:style-name="T2">All object keys (e.g. "name") </text:span><text:span text:style-name="Strong_20_Emphasis"><text:span text:style-name="T1">HAVE to be wrapped by double quotes</text:span></text:span><text:span text:style-name="T2">. </text:span><text:span text:style-name="Strong_20_Emphasis"><text:span text:style-name="T1">No quotes</text:span></text:span><text:span text:style-name="T2"> or </text:span><text:span text:style-name="Strong_20_Emphasis"><text:span text:style-name="T1">single quotes</text:span></text:span><text:span text:style-name="T2"> are </text:span><text:span text:style-name="Strong_20_Emphasis"><text:span text:style-name="T1">NOT ALLOWED</text:span></text:span><text:span text:style-name="T2">!</text:span></text:p>
      <text:p text:style-name="P2"><text:span text:style-name="T2">Actually, the whole JSON "object" is wrapped in quotes itself because</text:span><text:span text:style-name="Strong_20_Emphasis"><text:span text:style-name="T2"> </text:span></text:span><text:span text:style-name="Strong_20_Emphasis"><text:span text:style-name="T1">JSON data in the end is just a string</text:span></text:span><text:span text:style-name="T2"> that contains data in the format shown above.</text:span></text:p>
      <text:p text:style-name="P2"><text:span text:style-name="T2">You can test it yourself - take the following non-JSON JavaScript object and apply </text:span><text:span text:style-name="Source_20_Text"><text:span text:style-name="T6">JSON.stringify()</text:span></text:span><text:span text:style-name="T2"> on it. This will convert it to JSON data. If you do that in the dev tools console, you'll see that you in the end get a string which contains data formatted as shown above.</text:span></text:p>
      <text:p text:style-name="P6"><text:span text:style-name="T5">const</text:span><text:span text:style-name="T3"> person = { </text:span><text:span text:style-name="T7">// this is NOT JSON - it's a normal ("raw") JavaScript object!</text:span><text:span text:style-name="T3"> <text:s text:c="3"/>name: </text:span><text:span text:style-name="T4">'Max'</text:span><text:span text:style-name="T3">, <text:s text:c="3"/>age: 30, <text:s text:c="3"/>hobbies: [ <text:s text:c="7"/>{ id: </text:span><text:span text:style-name="T4">'h1'</text:span><text:span text:style-name="T3">, title: </text:span><text:span text:style-name="T4">'Sports'</text:span><text:span text:style-name="T3"> }, <text:s text:c="7"/>{ id: </text:span><text:span text:style-name="T4">'h2'</text:span><text:span text:style-name="T3">, title: </text:span><text:span text:style-name="T4">'Cooking'</text:span><text:span text:style-name="T3"> } <text:s text:c="3"/>], <text:s text:c="3"/>isInstructor: </text:span><text:span text:style-name="T5">true</text:span><text:span text:style-name="T3">}; </text:span><text:span text:style-name="T5">const</text:span><text:span text:style-name="T3"> jsonData = JSON.stringify(person); </text:span><text:span text:style-name="T7">// convert raw JS data to JSON data string</text:span><text:span text:style-name="T3">console.log(jsonData); </text:span><text:span text:style-name="T7">// a string with machine-readable JSON data in it</text:span><text:span text:style-name="T3">console.log(</text:span><text:span text:style-name="T5">typeof</text:span><text:span text:style-name="T3"> jsonData); </text:span><text:span text:style-name="T7">// string</text:span></text:p>
      <text:p text:style-name="P3">We use JSON data because it's easy to parse for machines - and as an extra benefit it's also quite readable to us humans.</text:p>
      <text:p text:style-name="P2"><text:span text:style-name="T2">If you receive some JSON data and you want to convert it back into normal JS data, you can use </text:span><text:span text:style-name="Source_20_Text"><text:span text:style-name="T6">JSON.parse()</text:span></text:span><text:span text:style-name="T2">:</text:span></text:p>
      <text:p text:style-name="P6"><text:span text:style-name="T5">const</text:span><text:span text:style-name="T3"> parsedData = JSON.parse(jsonData); </text:span><text:span text:style-name="T7">// yields a "raw" JS object/ array etc.</text:span></text:p>
      <text:p text:style-name="P2"><text:span text:style-name="T2">Also nice to know: You're </text:span><text:span text:style-name="Strong_20_Emphasis"><text:span text:style-name="T1">NOT LIMITED to objects</text:span></text:span><text:span text:style-name="T2"> when converting data to JSON. You can also convert numbers, arrays, booleans or just strings - all data types JSON supports:</text:span></text:p>
      <text:p text:style-name="P6"><text:soft-page-break/><text:span text:style-name="T5">const</text:span><text:span text:style-name="T3"> jsonNumber = JSON.stringify(2); </text:span><text:span text:style-name="T7">// "2"</text:span><text:span text:style-name="T5">const</text:span><text:span text:style-name="T3"> jsonText = JSON.stringify(</text:span><text:span text:style-name="T4">'Hi there! I use single quotes in raw JS'</text:span><text:span text:style-name="T3">); </text:span><text:span text:style-name="T7">// ""Hi there! ...""</text:span><text:span text:style-name="T5">const</text:span><text:span text:style-name="T3"> jsonArray = JSON.stringify([1, 2, 3]); </text:span><text:span text:style-name="T7">// "[1,2,3]"</text:span><text:span text:style-name="T5">const</text:span><text:span text:style-name="T3"> jsonBoolean = JSON.stringify(</text:span><text:span text:style-name="T5">true</text:span><text:span text:style-name="T3">); </text:span><text:span text:style-name="T7">// "true"</text:span></text:p>
      <text:p text:style-name="P4"><draw:frame draw:style-name="fr1" draw:name="popper114" text:anchor-type="char" svg:width="0.0161in" draw:z-index="0"><draw:text-box fo:min-height="0.0161in"><text:p text:style-name="P1">Fullscreen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'ubuntu mono', Consolas, source-code-pro, monospace, 'courier new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22:27:40.606756283</meta:creation-date>
    <dc:date>2020-10-21T22:28:14.408041799</dc:date>
    <meta:editing-duration>PT34S</meta:editing-duration>
    <meta:editing-cycles>1</meta:editing-cycles>
    <meta:document-statistic meta:table-count="0" meta:image-count="0" meta:object-count="0" meta:page-count="2" meta:paragraph-count="15" meta:word-count="353" meta:character-count="2185" meta:non-whitespace-character-count="1789"/>
    <meta:generator>LibreOffice/6.0.7.3$Linux_X86_64 LibreOffice_project/00m0$Build-3</meta:generator>
  </office:meta>
</office:document-meta>
</file>